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400000053D26B761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796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2.303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13cm"/>
    </style:style>
    <style:style style:name="pr4" style:family="presentation" style:parent-style-name="Default-title">
      <style:graphic-properties draw:stroke="none" draw:fill="none" draw:fill-color="#ffffff" draw:auto-grow-height="true" fo:min-height="3.457cm" draw:shadow-color="#808080"/>
    </style:style>
    <style:style style:name="pr5" style:family="presentation" style:parent-style-name="Default-outline1">
      <style:graphic-properties fo:min-height="9.491cm"/>
    </style:style>
    <style:style style:name="pr6" style:family="presentation" style:parent-style-name="Default-title">
      <style:graphic-properties fo:min-height="3.457cm"/>
    </style:style>
    <style:style style:name="pr7" style:family="presentation" style:parent-style-name="Default-notes">
      <style:graphic-properties draw:fill-color="#ffffff" fo:min-height="12.41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font-size="12pt"/>
    </style:style>
    <style:style style:name="T1" style:family="text">
      <style:text-properties fo:color="#ffffff" style:font-name="Tahoma" fo:language="nl" fo:country="NL"/>
    </style:style>
    <style:style style:name="T2" style:family="text">
      <style:text-properties fo:color="#00a6d6" fo:language="nl" fo:country="NL" style:font-name-asian="Bookman Old Style" style:font-name-complex="Bookman Old Styl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071cm"/>
        <style:text-properties style:font-name="Times" fo:color="#00a6d6" fo:font-size="100%"/>
      </text:list-level-style-bullet>
      <text:list-level-style-bullet text:level="3" text:bullet-char="•">
        <style:list-level-properties text:space-before="2.129cm"/>
        <style:text-properties style:font-name="Times" fo:color="#00a6d6" fo:font-size="100%"/>
      </text:list-level-style-bullet>
      <text:list-level-style-bullet text:level="4" text:bullet-char="•">
        <style:list-level-properties text:space-before="3.188cm"/>
        <style:text-properties style:font-name="Times" fo:color="#108bd9" fo:font-size="100%"/>
      </text:list-level-style-bullet>
      <text:list-level-style-bullet text:level="5" text:bullet-char="•">
        <style:list-level-properties text:space-before="4.246cm"/>
        <style:text-properties style:font-name="Times" fo:color="#108bd9" fo:font-size="100%"/>
      </text:list-level-style-bullet>
      <text:list-level-style-bullet text:level="6" text:bullet-char="•">
        <style:list-level-properties text:space-before="4.246cm"/>
        <style:text-properties style:font-name="Times" fo:color="#108bd9" fo:font-size="100%"/>
      </text:list-level-style-bullet>
      <text:list-level-style-bullet text:level="7" text:bullet-char="•">
        <style:list-level-properties text:space-before="4.246cm"/>
        <style:text-properties style:font-name="Times" fo:color="#108bd9" fo:font-size="100%"/>
      </text:list-level-style-bullet>
      <text:list-level-style-bullet text:level="8" text:bullet-char="•">
        <style:list-level-properties text:space-before="4.246cm"/>
        <style:text-properties style:font-name="Times" fo:color="#108bd9" fo:font-size="100%"/>
      </text:list-level-style-bullet>
      <text:list-level-style-bullet text:level="9" text:bullet-char="•">
        <style:list-level-properties text:space-before="4.246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/>
        <style:text-properties style:font-name="Times" fo:color="#108bd9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min-label-width="0.542cm"/>
        <style:text-properties style:font-name="Tahoma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  <text:list-style style:name="L5">
      <text:list-level-style-bullet text:level="1" text:bullet-char="•">
        <style:list-level-properties text:space-before="4.246cm" text:min-label-width="0.529cm"/>
        <style:text-properties style:font-name="Times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Default" presentation:use-date-time-name="dtd1">
        <draw:custom-shape draw:name="Rectangle 5" draw:style-name="gr1" draw:text-style-name="P1" draw:layer="layout" svg:width="20.298cm" svg:height="5.269cm" svg:x="1.31cm" svg:y="5.711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18.887cm" svg:height="1.795cm" svg:x="1.904cm" svg:y="5.987cm" presentation:class="title" presentation:user-transformed="true">
          <draw:text-box>
            <text:list text:style-name="L1">
              <text:list-header>
                <text:p text:style-name="P2"><text:span text:style-name="T1">Linking user profiles to SO</text:span></text:p>
              </text:list-header>
            </text:list>
          </draw:text-box>
        </draw:frame>
        <draw:frame presentation:style-name="pr2" draw:text-style-name="P1" draw:layer="layout" svg:width="18.838cm" svg:height="2.302cm" svg:x="1.927cm" svg:y="7.951cm" presentation:class="subtitle" presentation:user-transformed="true">
          <draw:text-box>
            <text:list text:style-name="L2">
              <text:list-header>
                <text:p text:style-name="P3"><text:span text:style-name="T2">How to find skillful people within the SO database</text:span></text:p>
              </text:list-header>
            </text:list>
          </draw:text-box>
        </draw:frame>
        <draw:custom-shape draw:name="Rectangle 20" draw:style-name="gr2" draw:text-style-name="P1" draw:layer="layout" svg:width="1.305cm" svg:height="5.715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7cm" draw:page-number="1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Detecting gender of SO users</text:p>
          </draw:text-box>
        </draw:frame>
        <draw:custom-shape draw:name="Ondertitel 2" draw:style-name="gr4" draw:text-style-name="P1" draw:layer="layout" svg:width="18.838cm" svg:height="1.318cm" svg:x="2.54cm" svg:y="2.89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9.741cm" svg:x="2.571cm" svg:y="5.079cm" presentation:class="outline">
          <draw:text-box>
            <text:list text:style-name="L4">
              <text:list-item>
                <text:p>Retrieve users with Facebook profile image</text:p>
              </text:list-item>
              <text:list-item>
                <text:p>Store all data the Facebook API gives us</text:p>
              </text:list-item>
              <text:list-item>
                <text:p>Analysis on different behavior male/femal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2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6" draw:layer="layout" svg:width="19.888cm" svg:height="3.457cm" svg:x="2.549cm" svg:y="1.269cm" presentation:class="title" presentation:user-transformed="true">
          <draw:text-box>
            <text:p>Going further</text:p>
          </draw:text-box>
        </draw:frame>
        <draw:frame presentation:style-name="pr5" draw:layer="layout" svg:width="19.83cm" svg:height="9.741cm" svg:x="2.571cm" svg:y="5.079cm" presentation:class="outline">
          <draw:text-box>
            <text:list text:style-name="L4">
              <text:list-item>
                <text:p>StackOverflow profiles have “About Me” section and Personal Website URL</text:p>
              </text:list-item>
              <text:list-item>
                <text:p>Scrape all Facebook, LinkedIn, Google+, GitHub links from ther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3" presentation:class="page"/>
          <draw:frame presentation:style-name="pr7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More on Facebook</text:p>
          </draw:text-box>
        </draw:frame>
        <draw:frame presentation:style-name="pr5" draw:layer="layout" svg:width="19.83cm" svg:height="9.741cm" svg:x="2.671cm" svg:y="5.079cm" presentation:class="outline" presentation:user-transformed="true">
          <draw:text-box>
            <text:list text:style-name="L4">
              <text:list-item>
                <text:p>Also retrieve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4" presentation:class="page"/>
          <draw:frame presentation:style-name="pr7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6" draw:layer="layout" svg:width="19.888cm" svg:height="3.457cm" svg:x="2.549cm" svg:y="1.269cm" presentation:class="title" presentation:user-transformed="true">
          <draw:text-box>
            <text:p>Google+ data from SO users</text:p>
          </draw:text-box>
        </draw:frame>
        <draw:frame presentation:style-name="pr5" draw:layer="layout" svg:width="19.83cm" svg:height="9.741cm" svg:x="2.571cm" svg:y="5.079cm" presentation:class="outline">
          <draw:text-box>
            <text:list text:style-name="L4">
              <text:list-item>
                <text:p>Unfortunately only an age indication</text:p>
              </text:list-item>
              <text:list-item>
                <text:p>But has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Location</text:p>
                  </text:list-item>
                  <text:list-item>
                    <text:p>Gender</text:p>
                  </text:list-item>
                  <text:list-item>
                    <text:p>Linked profiles, like, again, Facebook</text:p>
                  </text:list-item>
                  <text:list-item>
                    <text:p>Employers (and employment du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5" presentation:class="page"/>
          <draw:frame presentation:style-name="pr7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6" draw:layer="layout" svg:width="19.888cm" svg:height="3.457cm" svg:x="2.549cm" svg:y="1.269cm" presentation:class="title">
          <draw:text-box>
            <text:p>GitHub data from SO users</text:p>
          </draw:text-box>
        </draw:frame>
        <draw:frame presentation:style-name="pr5" draw:layer="layout" svg:width="19.83cm" svg:height="9.741cm" svg:x="2.571cm" svg:y="5.079cm" presentation:class="outline">
          <draw:text-box>
            <text:list text:style-name="L4">
              <text:list-item>
                <text:p>Find repositories contributed to</text:p>
              </text:list-item>
              <text:list-item>
                <text:p>Detect languages and determine score based on # contributing users, size codebase, etc</text:p>
              </text:list-item>
              <text:list-item>
                <text:p>→ Filter out people that farm reputation on SO without any real knowledge about a languag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6" presentation:class="page"/>
          <draw:frame presentation:style-name="pr7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frame presentation:style-name="pr6" draw:layer="layout" svg:width="19.888cm" svg:height="3.457cm" svg:x="2.549cm" svg:y="1.269cm" presentation:class="title">
          <draw:text-box>
            <text:p>LinkedIn data from SO users</text:p>
          </draw:text-box>
        </draw:frame>
        <draw:frame presentation:style-name="pr5" draw:layer="layout" svg:width="19.83cm" svg:height="9.741cm" svg:x="2.571cm" svg:y="5.079cm" presentation:class="outline">
          <draw:text-box>
            <text:list text:style-name="L4">
              <text:list-item>
                <text:p>LinkedIn endorsements</text:p>
              </text:list-item>
              <text:list-item>
                <text:p>Previous employers</text:p>
              </text:list-item>
              <text:list-item>
                <text:p>Employment tim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7" presentation:class="page"/>
          <draw:frame presentation:style-name="pr7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frame presentation:style-name="pr6" draw:layer="layout" svg:width="19.888cm" svg:height="3.457cm" svg:x="2.549cm" svg:y="1.269cm" presentation:class="title" presentation:user-transformed="true">
          <draw:text-box>
            <text:p>Analysing the data</text:p>
          </draw:text-box>
        </draw:frame>
        <draw:frame presentation:style-name="pr5" draw:layer="layout" svg:width="19.83cm" svg:height="9.741cm" svg:x="2.571cm" svg:y="5.079cm" presentation:class="outline">
          <draw:text-box>
            <text:list text:style-name="L4">
              <text:list-item>
                <text:p>Calculate score 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8" presentation:class="page"/>
          <draw:frame presentation:style-name="pr7" draw:layer="layout" svg:width="13.838cm" svg:height="12.413cm" svg:x="2.518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2pt" fo:language="en" fo:country="US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42cm"/>
            <style:text-properties style:font-name="Tahoma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4.246cm" text:min-label-width="0.529cm"/>
            <style:text-properties style:font-name="Times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2.381cm" fo:margin-right="0cm" fo:margin-top="0cm" fo:margin-bottom="0cm" fo:line-height="100%" fo:text-align="start" fo:text-indent="-2.381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Tahoma" fo:font-size="33pt" fo:language="nl" fo:country="NL" fo:font-style="normal" fo:text-shadow="none" style:text-underline-style="none" fo:font-weight="normal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42cm"/>
            <style:text-properties style:font-name="Tahoma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4.246cm" text:min-label-width="0.529cm"/>
            <style:text-properties style:font-name="Times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2.381cm" fo:margin-right="0cm" fo:margin-top="0cm" fo:margin-bottom="0cm" fo:line-height="100%" fo:text-align="start" fo:text-indent="-2.381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Bookman Old Style" fo:font-size="33pt" fo:font-style="normal" fo:text-shadow="none" style:text-underline-style="none" fo:font-weight="normal" style:letter-kerning="true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text-align="start" fo:text-indent="0cm" style:punctuation-wrap="hanging" style:line-break="strict"/>
    </style:style>
    <style:style style:name="MT1" style:family="text">
      <style:text-properties fo:color="#000000" fo:font-size="12pt" fo:language="nl" fo:country="NL" style:font-name-asian="ＭＳ Ｐゴシック" style:font-size-asian="12pt" style:font-name-complex="ＭＳ Ｐゴシック" style:font-size-complex="12pt"/>
    </style:style>
    <style:style style:name="MT2" style:family="text">
      <style:text-properties fo:font-size="11pt" fo:language="nl" fo:country="NL" style:font-name-asian="ＭＳ Ｐゴシック" style:font-size-asian="11pt" style:font-name-complex="ＭＳ Ｐゴシック" style:font-size-complex="11pt"/>
    </style:style>
    <style:style style:name="MT3" style:family="text">
      <style:text-properties fo:color="#00a6d6" fo:font-size="10pt" fo:language="nl" fo:country="NL" style:font-size-asian="10pt" style:font-size-complex="10pt"/>
    </style:style>
    <style:style style:name="MT4" style:family="text">
      <style:text-properties style:font-name="Arial1" fo:font-size="12pt" fo:language="nl" fo:country="NL" style:font-name-asian="ＭＳ Ｐゴシック" style:font-size-asian="12pt" style:font-name-complex="ＭＳ Ｐゴシック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59cm" svg:x="0cm" svg:y="0cm">
        <text:p/>
      </draw:rect>
      <draw:frame draw:style-name="Mgr2" draw:text-style-name="MP2" draw:layer="backgroundobjects" svg:width="8.18cm" svg:height="1.38cm" svg:x="0cm" svg:y="0cm" presentation:class="header">
        <draw:text-box>
          <text:list text:style-name="ML1">
            <text:list-header>
              <text:p/>
            </text:list-header>
          </text:list>
        </draw:text-box>
      </draw:frame>
      <draw:frame draw:style-name="Mgr3" draw:text-style-name="MP4" draw:layer="backgroundobjects" svg:width="8.18cm" svg:height="1.38cm" svg:x="10.68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18cm" svg:height="1.38cm" svg:x="0cm" svg:y="26.203cm" presentation:class="footer">
        <draw:text-box>
          <text:list text:style-name="ML1">
            <text:list-header>
              <text:p/>
            </text:list-header>
          </text:list>
        </draw:text-box>
      </draw:frame>
      <draw:frame draw:style-name="Mgr5" draw:text-style-name="MP4" draw:layer="backgroundobjects" svg:width="8.18cm" svg:height="1.38cm" svg:x="10.689cm" svg:y="26.203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19.888cm" svg:height="3.457cm" svg:x="2.549cm" svg:y="1.269cm" presentation:class="title" presentation:placeholder="true">
        <draw:text-box/>
      </draw:frame>
      <draw:frame presentation:style-name="Default-outline1" draw:layer="backgroundobjects" svg:width="19.83cm" svg:height="9.741cm" svg:x="2.571cm" svg:y="5.079cm" presentation:class="outline" presentation:placeholder="true">
        <draw:text-box/>
      </draw:frame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3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3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3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3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7" draw:layer="backgroundobjects" svg:width="4.066cm" svg:height="0.684cm" svg:x="18.49cm" svg:y="17.568cm">
        <text:list text:style-name="ML2">
          <text:list-header>
            <text:p text:style-name="MP3"><text:span text:style-name="MT3">User profiling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1" draw:text-style-name="MP8" draw:layer="backgroundobjects" svg:width="8.18cm" svg:height="1.38cm" svg:x="0cm" svg:y="0cm" presentation:class="header">
          <draw:text-box>
            <text:list text:style-name="ML3">
              <text:list-header>
                <text:p/>
              </text:list-header>
            </text:list>
          </draw:text-box>
        </draw:frame>
        <draw:frame presentation:style-name="Mpr2" draw:text-style-name="MP9" draw:layer="backgroundobjects" svg:width="8.18cm" svg:height="1.38cm" svg:x="10.694cm" svg:y="0cm" presentation:class="date-time">
          <draw:text-box>
            <text:list text:style-name="ML3">
              <text:list-header>
                <text:p text:style-name="MP10"/>
              </text:list-header>
            </text:list>
          </draw:text-box>
        </draw:frame>
        <draw:page-thumbnail presentation:style-name="Default-title" draw:layer="backgroundobjects" svg:width="13.794cm" svg:height="10.345cm" svg:x="2.54cm" svg:y="2.067cm" presentation:class="page"/>
        <draw:frame presentation:style-name="Default-notes" draw:layer="backgroundobjects" svg:width="13.838cm" svg:height="12.413cm" svg:x="2.518cm" svg:y="13.105cm" presentation:class="notes" presentation:placeholder="true">
          <draw:text-box/>
        </draw:frame>
        <draw:frame presentation:style-name="Mpr3" draw:text-style-name="MP8" draw:layer="backgroundobjects" svg:width="8.18cm" svg:height="1.38cm" svg:x="0cm" svg:y="26.207cm" presentation:class="footer">
          <draw:text-box>
            <text:list text:style-name="ML3">
              <text:list-header>
                <text:p/>
              </text:list-header>
            </text:list>
          </draw:text-box>
        </draw:frame>
        <draw:frame presentation:style-name="Mpr4" draw:text-style-name="MP9" draw:layer="backgroundobjects" svg:width="8.18cm" svg:height="1.38cm" svg:x="10.694cm" svg:y="26.207cm" presentation:class="page-number">
          <draw:text-box>
            <text:list text:style-name="ML3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3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3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3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3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5" draw:layer="backgroundobjects" svg:width="4.066cm" svg:height="1.107cm" svg:x="18.99cm" svg:y="17.568cm">
        <text:list text:style-name="ML2">
          <text:list-header>
            <text:p text:style-name="MP11"><text:span text:style-name="MT3">User profiling</text:span></text:p>
            <text:p text:style-name="MP11"><text:span text:style-name="MT3"/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2" draw:style-name="Mgr14" draw:text-style-name="MP5" draw:layer="backgroundobjects" svg:width="20.298cm" svg:height="5.269cm" svg:x="1.31cm" svg:y="5.711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888cm" svg:height="3.457cm" svg:x="2.549cm" svg:y="1.269cm" presentation:class="title" presentation:placeholder="true">
        <draw:text-box/>
      </draw:frame>
      <draw:frame presentation:style-name="Title1-outline1" draw:layer="backgroundobjects" svg:width="19.83cm" svg:height="9.741cm" svg:x="2.571cm" svg:y="5.07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5" draw:text-style-name="MP8" draw:layer="backgroundobjects" svg:width="8.18cm" svg:height="1.38cm" svg:x="0cm" svg:y="0cm" presentation:class="header">
          <draw:text-box>
            <text:p/>
          </draw:text-box>
        </draw:frame>
        <draw:frame presentation:style-name="Mpr6" draw:text-style-name="MP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1-title" draw:layer="backgroundobjects" svg:width="13.794cm" svg:height="10.345cm" svg:x="2.54cm" svg:y="2.067cm" presentation:class="page"/>
        <draw:frame presentation:style-name="Title1-notes" draw:layer="backgroundobjects" svg:width="13.838cm" svg:height="12.413cm" svg:x="2.518cm" svg:y="13.105cm" presentation:class="notes" presentation:placeholder="true">
          <draw:text-box/>
        </draw:frame>
        <draw:frame presentation:style-name="Mpr7" draw:text-style-name="MP8" draw:layer="backgroundobjects" svg:width="8.18cm" svg:height="1.38cm" svg:x="0cm" svg:y="26.207cm" presentation:class="footer">
          <draw:text-box>
            <text:p/>
          </draw:text-box>
        </draw:frame>
        <draw:frame presentation:style-name="Mpr8" draw:text-style-name="MP9" draw:layer="backgroundobjects" svg:width="8.18cm" svg:height="1.38cm" svg:x="10.694cm" svg:y="26.207cm" presentation:class="page-number">
          <draw:text-box>
            <text:list text:style-name="ML3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ssie en Visie TU Delft</dc:title>
    <meta:initial-creator>Bianca Wighman</meta:initial-creator>
    <meta:creation-date>2011-02-22T10:03:58.095000000</meta:creation-date>
    <dc:date>2015-01-07T17:07:33.032000000</dc:date>
    <meta:print-date>2010-08-18T12:28:56.888000000</meta:print-date>
    <meta:editing-cycles>1091</meta:editing-cycles>
    <meta:editing-duration>P7DT10H34M51S</meta:editing-duration>
    <meta:generator>LibreOffice/4.1.1.2$Windows_x86 LibreOffice_project/7e4286b58adc75a14f6d83f53a03b6c11fa2903</meta:generator>
    <meta:document-statistic meta:object-count="83"/>
  </office:meta>
</office:document-meta>
</file>